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725" officeooo:paragraph-rsid="0015d725"/>
    </style:style>
    <style:style style:name="P2" style:family="paragraph" style:parent-style-name="Standard">
      <style:text-properties officeooo:rsid="0015d725" officeooo:paragraph-rsid="0015d725"/>
    </style:style>
    <style:style style:name="P3" style:family="paragraph" style:parent-style-name="Standard">
      <style:text-properties officeooo:rsid="0017ced7" officeooo:paragraph-rsid="0017c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andas as pd</text:p>
      <text:p text:style-name="P1">import numpy as np</text:p>
      <text:p text:style-name="P1">import matplotlib.pyplot as plt</text:p>
      <text:p text:style-name="P1">from IPython.core.display import display, HTML</text:p>
      <text:p text:style-name="P1">get_ipython().magic('matplotlib nbagg')</text:p>
      <text:p text:style-name="P1"/>
      <text:p text:style-name="P1"/>
      <text:p text:style-name="P1"/>
      <text:p text:style-name="P1">selected_columns_under5 = csv_file[['ISO_Code',</text:p>
      <text:p text:style-name="P1">'CountryName',</text:p>
      <text:p text:style-name="P1"><text:s/>'Year','Preterm',</text:p>
      <text:p text:style-name="P1"><text:s/>'Pertussis',</text:p>
      <text:p text:style-name="P1"><text:s/>'Intrapartum',</text:p>
      <text:p text:style-name="P1"><text:s/>'Sepsis',</text:p>
      <text:p text:style-name="P1"><text:s/>'Tetanus',</text:p>
      <text:p text:style-name="P1"><text:s/>'Congenital',</text:p>
      <text:p text:style-name="P1"><text:s/>'Pneumonia',</text:p>
      <text:p text:style-name="P1"><text:s/>'Diarrhoea',</text:p>
      <text:p text:style-name="P1"><text:s/>'Malaria',</text:p>
      <text:p text:style-name="P1"><text:s/>'Aids',</text:p>
      <text:p text:style-name="P1"><text:s/>'Measles',</text:p>
      <text:p text:style-name="P1"><text:s/>'Injury',</text:p>
      <text:p text:style-name="P1"><text:s/>'Meningitis']]</text:p>
      <text:p text:style-name="P1"/>
      <text:p text:style-name="P1"/>
      <text:p text:style-name="P1"/>
      <text:p text:style-name="P1"/>
      <text:p text:style-name="P1">under_five = pd.DataFrame(selected_columns_under5)</text:p>
      <text:p text:style-name="P1"/>
      <text:p text:style-name="P1"/>
      <text:p text:style-name="P1">developing_countries = under_five.loc[under_five['ISO_Code'].isin(a)]</text:p>
      <text:p text:style-name="P1">developing_countries.reset_index(drop=True)</text:p>
      <text:p text:style-name="P1"/>
      <text:p text:style-name="P1"/>
      <text:p text:style-name="P1">developed_countries = under_five.loc[~under_five['ISO_Code'].isin(a)]</text:p>
      <text:p text:style-name="P1">developed_countries.reset_index(drop=True)</text:p>
      <text:p text:style-name="P1"><text:s/></text:p>
      <text:p text:style-name="P1"/>
      <text:p text:style-name="P1">Preterm_developed = developed_countries['Preterm']</text:p>
      <text:p text:style-name="P1">Preterm_developed = Preterm_developed.mean()</text:p>
      <text:p text:style-name="P1">Preterm_developed</text:p>
      <text:p text:style-name="P1"/>
      <text:p text:style-name="P1">developed={'preterm':Preterm_developed}</text:p>
      <text:p text:style-name="P1">developing={'preterm':Preterm_developing}</text:p>
      <text:p text:style-name="P1">d=pd.Series(developed)</text:p>
      <text:p text:style-name="P1">d=pd.DataFrame(d)</text:p>
      <text:p text:style-name="P1">d.columns=['Developed']</text:p>
      <text:p text:style-name="P1">d</text:p>
      <text:p text:style-name="P1">d0 = pd.Series(developing)</text:p>
      <text:p text:style-name="P1">d0= pd.DataFrame(d0)</text:p>
      <text:p text:style-name="P1">d0.columns = ['Developing']</text:p>
      <text:p text:style-name="P1">d0</text:p>
      <text:p text:style-name="P1"><text:soft-page-break/>res = pd.concat([d, d0], axis=1, join_axes=[d.index])</text:p>
      <text:p text:style-name="P1">res</text:p>
      <text:p text:style-name="P1"/>
      <text:p text:style-name="P1"/>
      <text:p text:style-name="P3">get_ipython().magic('matplotlib nbagg')</text:p>
      <text:p text:style-name="P3">final_frames.plot(kind='barh', title='Variations of the diseases for under 5yrs of age', rot=0, color=(['g','y']),stacked=True, figsize=(12, 6), edgecolor='b', linewidth=1, fontsize='13', )</text:p>
      <text:p text:style-name="P3">plt.ylabel('&lt;------ Cause of death ------&gt;', fontsize=14, color='b')</text:p>
      <text:p text:style-name="P3">plt.xlabel('&lt;------ Percentage aggregated values ------&gt;', fontsize=14, color='b')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9:46:19.825439098</meta:creation-date>
    <dc:date>2017-04-06T19:52:36.378656442</dc:date>
    <meta:editing-duration>PT5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112" meta:character-count="1413" meta:non-whitespace-character-count="1333"/>
  </office:meta>
</office:document-meta>
</file>